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font-face-decls>
    <style:font-face style:name="Arial" svg:font-family="Arial"/>
    <style:font-face style:name="Verdana" svg:font-family="Verdana"/>
  </office:font-face-decls>
  <office:automatic-styles>
    <style:style style:name="T1" style:family="text">
      <style:text-properties fo:color="#006699" style:font-name="Verdana" style:font-name-complex="Verdana"/>
    </style:style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!</text:p>
      <text:p text:style-name="Standard"/>
      <text:p text:style-name="Standard"/>
      <text:p text:style-name="Standard">
        <text:span text:style-name="T1">I am inline styled.</text:span>
      </text:p>
      <text:p text:style-name="Standard"/>
      <text:p text:style-name="Standard"/>
      <text:p text:style-name="pStyle">
        <text:span text:style-name="rStyle">I am styled by two style definitions.</text:span>
      </text:p>
      <text:p text:style-name="pStyle">I have only a paragraph style defini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Verdana" svg:font-family="Verdana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rStyle" style:family="text">
      <style:text-properties fo:font-size="16pt" style:font-size-asian="16pt" style:font-size-complex="16pt" fo:font-style="italic" style:font-style-asian="italic" style:font-style-complex="italic" fo:font-weight="bold" style:font-weight-asian="bold"/>
    </style:style>
    <style:style style:name="pStyle" style:family="paragraph">
      <style:paragraph-properties fo:margin-top="0cm" fo:margin-bottom="0.18cm" fo:text-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/>
    <dc:date>2013-02-07T13:49:44.000</dc:date>
    <dc:description/>
    <dc:subject/>
    <dc:title/>
    <meta:creation-date>2013-02-07T13:49:44.000</meta:creation-date>
    <meta:initial-creator/>
    <meta:keyword/>
  </office:meta>
</office:document-meta>
</file>